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ea52d" officeooo:paragraph-rsid="000ea52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ea52d" officeooo:paragraph-rsid="000ea52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ea52d" officeooo:paragraph-rsid="000ea52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fe751" officeooo:paragraph-rsid="000fe75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ea52d" officeooo:paragraph-rsid="000ea52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fe751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fo:font-weight="normal" officeooo:rsid="000fe751" officeooo:paragraph-rsid="000fe751" style:font-size-asian="13.1000003814697pt" style:font-weight-asian="normal" style:font-size-complex="15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6pt" fo:font-weight="normal" officeooo:rsid="000ea52d" officeooo:paragraph-rsid="000ea52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0fe751" officeooo:paragraph-rsid="000ea52d" style:font-size-asian="18pt" style:font-weight-asian="bold" style:font-size-complex="18pt" style:font-weight-complex="bold"/>
    </style:style>
    <style:style style:name="T1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2" style:family="text">
      <style:text-properties fo:font-size="15pt" fo:font-weight="normal" officeooo:rsid="000fe751" style:font-size-asian="13.1000003814697pt" style:font-weight-asian="normal" style:font-size-complex="15pt" style:font-weight-complex="normal"/>
    </style:style>
    <style:style style:name="T3" style:family="text">
      <style:text-properties fo:font-size="16pt" fo:font-weight="bold" officeooo:rsid="000fe751" style:font-size-asian="16pt" style:font-weight-asian="bold" style:font-size-complex="16pt" style:font-weight-complex="bold"/>
    </style:style>
    <style:style style:name="T4" style:family="text">
      <style:text-properties officeooo:rsid="001057fe"/>
    </style:style>
    <style:style style:name="T5" style:family="text">
      <style:text-properties officeooo:rsid="00110e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armacy Management System</text:p>
      <text:p text:style-name="P3"/>
      <text:p text:style-name="P9"/>
      <text:p text:style-name="P4">Aim: <text:span text:style-name="T1">To make an Pharmacy Management System Application to purchase items and place order for supply for different stores.</text:span></text:p>
      <text:p text:style-name="P4"/>
      <text:p text:style-name="P6"><text:span text:style-name="T3">User:</text:span><text:span text:style-name="T2"> Two types of user are there:</text:span></text:p>
      <text:list xml:id="list1520648845479384885" text:style-name="L1">
        <text:list-item>
          <text:p text:style-name="P7">Root : To add new Employee or Products</text:p>
        </text:list-item>
        <text:list-item>
          <text:p text:style-name="P7">Employee : To make an order for Customer and to make demand for Store for different and can also add new products</text:p>
        </text:list-item>
      </text:list>
      <text:p text:style-name="P4"/>
      <text:p text:style-name="P5">How to run application</text:p>
      <text:list xml:id="list176589859198236798" text:style-name="L2">
        <text:list-item>
          <text:p text:style-name="P8">Application is created in Python 2.7 <text:span text:style-name="T4">in Anaconda</text:span>, <text:span text:style-name="T5">and </text:span>django web framework verson 1.6.1 .</text:p>
        </text:list-item>
        <text:list-item>
          <text:p text:style-name="P8">Database use is MySQL</text:p>
        </text:list-item>
        <text:list-item>
          <text:p text:style-name="P8">Name of Project is website and name of app is medical</text:p>
        </text:list-item>
        <text:list-item>
          <text:p text:style-name="P8">All views file are placed in /website/medical/views.py</text:p>
        </text:list-item>
        <text:list-item>
          <text:p text:style-name="P8">Static files like css are placed in /website/static/css/</text:p>
        </text:list-item>
        <text:list-item>
          <text:p text:style-name="P8">All Html files are placed in /website/templates/</text:p>
        </text:list-item>
        <text:list-item>
          <text:p text:style-name="P8">Go to terminal and go to path “/website” and type the command python manage.py runserver whichs start the server.</text:p>
        </text:list-item>
        <text:list-item>
          <text:p text:style-name="P8">To log in as root user Username: 'root ' and Password 'root'</text:p>
        </text:list-item>
        <text:list-item>
          <text:p text:style-name="P8">To log in as Employee log in as Username: '1012 ' and Password 'arpit123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08:32.955246506</meta:creation-date>
    <dc:date>2017-08-26T01:22:23.110806546</dc:date>
    <meta:editing-duration>PT4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71" meta:character-count="932" meta:non-whitespace-character-count="787"/>
  </office:meta>
</office:document-meta>
</file>